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officeooo:paragraph-rsid="00188120"/>
    </style:style>
    <style:style style:name="P2"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paragraph-rsid="00188120"/>
    </style:style>
    <style:style style:name="T1" style:family="text">
      <style:text-properties fo:font-style="normal" fo:font-weight="normal"/>
    </style:style>
    <style:style style:name="T2" style:family="text">
      <style:text-properties fo:font-style="normal" fo:font-weight="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chored_response":"</text:span><text:span text:style-name="T2"> </text:span><text:span text:style-name="T1">Quantum immortality is a thought experiment related to the many-worlds interpretation of quantum mechanics. This interpretation suggests that all possible outcomes of quantum measurements actually occur, each in its own separate \"branch\" of the universe. \n\nIn the context of quantum immortality, consider a situation where a person might be subjected to a quantum-mechanical event that has two possible outcomes: one that results in their survival and one that results in their death. According to the many-worlds interpretation, both outcomes occur, but in different branches of the universe.\n\nThe idea of quantum immortality posits that the person would only be consciously aware in the branches where they survive, thus giving the subjective experience of \"immortality.\" Therefore, from the observer's perspective, they never actually experience their own death because there will always be a branch in which they continue to live.\n\nIt should be noted that quantum immortality is a highly speculative and philosophical concept rather than a scientific theory. It raises interesting questions about consciousness, the nature of reality, and the interpretation of quantum mechanics, but it is not something that has been proven or can be empirically tested.",</text:span></text:p>
      <text:p text:style-name="P2"/>
      <text:p text:style-name="P2">"raw_response":"Quantum immortality is a speculative concept based on interpretations of quantum mechanics, particularly the many-worlds interpretation (MWI). It suggests that a conscious observer could, in theory, never experience their own death due to the branching nature of parallel universes.\n\nHere's a basic breakdown of the idea:\n\n1. **Many-Worlds Interpretation**: This interpretation posits that all possible outcomes of quantum events actually occur, each in its own separate universe or branch of the multiverse. Whenever a quantum event has multiple possible outcomes, the universe \"splits\" into separate branches for each outcome.\n\n2. **Quantum Immortality**: Within the framework of MWI, quantum immortality hypothesizes that a person might continue to survive in at least some branches of the multiverse. Suppose a life-threatening event occurs with multiple possible outcomes (e.g., survival or death). While the person might die in some branches, there will always be at least one branch where they survive. The theory argues that, subjectively, the conscious observer will only experience the branches in which they continue to live, thereby achieving a form of immortality.\n\n3. **Thought Experiments**: One famous thought experiment related to quantum immortality involves a variant of Schrödinger's cat but applied to a human subject. This hypothetical involves a scenario where a person is subjected to a deadly experiment that has a 50% chance of killing them. According to quantum immortality, there would always be at least one branch of the multiverse where the person survives after every attempt, hence they never \"experience\" their own death.\n\n4. **Criticism and Limitations**: The concept of quantum immortality is highly controversial and speculative. It is more philosophical than scientific, as there is currently no empirical evidence to support the many-worlds interpretation, let alone quantum immortality. Additionally, it raises several paradoxical implications and ethical concerns that challenge its plausibility.\n\nIn summary, while intriguing, quantum immortality remains a speculative concept with no scientific consensus or experimental evidence backing it. It mainly serves as an interesting philosophical discussion about the implications of quantum mechanics and consciousnes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4:04:11.191524300</meta:creation-date>
    <dc:date>2025-12-19T04:59:46.773499500</dc:date>
    <meta:editing-duration>PT45M23S</meta:editing-duration>
    <meta:editing-cycles>1</meta:editing-cycles>
    <meta:document-statistic meta:table-count="0" meta:image-count="0" meta:object-count="0" meta:page-count="1" meta:paragraph-count="2" meta:word-count="511" meta:character-count="3634" meta:non-whitespace-character-count="3125"/>
    <meta:generator>LibreOffice/25.8.3.2$Windows_X86_64 LibreOffice_project/8ca8d55c161d602844f5428fa4b58097424e324e</meta:generator>
  </office:meta>
</office:document-meta>
</file>